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616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16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563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63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63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Формат заголовка для прошивальщика <text:span text:style-name="T2">v0.11</text:span></text:p>
      <text:p text:style-name="P2"/>
      <text:p text:style-name="P4"><text:span text:style-name="T1">CRC16 </text:span>вычисляется по алгоритму <text:span text:style-name="T1">CRC16 CCITT. </text:span>Порядок байт для длины и <text:span text:style-name="T1">CRC16 </text:span>сначала младший байт, потом старший. </text:p>
      <text:p text:style-name="P4"/>
      <text:p text:style-name="P4">При прошивании версии для <text:span text:style-name="T1">NeoGS</text:span> последние 8 байт в странице описателя блока прошиваются в адрес <text:span text:style-name="T1">#FFF8 </text:span>указанной страницы.</text:p>
      <text:p text:style-name="P4"/>
      <text:p text:style-name="P4">Формат даты (по битам):</text:p>
      <text:p text:style-name="P3">15=<text:span text:style-name="T1">0</text:span><text:span text:style-name="T2">-бета версия, 1-стабильная</text:span></text:p>
      <text:p text:style-name="P4">14-9=год сборки (последние 2 цифры)</text:p>
      <text:p text:style-name="P4">8-5=месяц сборки</text:p>
      <text:p text:style-name="P4">4-0=дата сборки</text:p>
      <text:p text:style-name="P5"/>
      <text:p text:style-name="P3">Смещение<text:tab/><text:tab/>Длина<text:tab/><text:tab/>Описание</text:p>
      <text:p text:style-name="P3">---Заголовок---</text:p>
      <text:p text:style-name="P5"><text:span text:style-name="T2">0<text:tab/><text:tab/><text:tab/></text:span>2<text:tab/><text:tab/><text:span text:style-name="T2">Длина заголовка в байтах</text:span></text:p>
      <text:p text:style-name="P5"><text:span text:style-name="T2">2<text:tab/><text:tab/><text:tab/></text:span>4<text:tab/><text:tab/><text:span text:style-name="T2">Текст «</text:span>NGSF<text:span text:style-name="T2">» для </text:span>NeoGS</text:p>
      <text:p text:style-name="P5"><text:span text:style-name="T2">6<text:tab/><text:tab/><text:tab/></text:span>2<text:tab/><text:tab/><text:span text:style-name="T2">Дата сборки этого файла</text:span></text:p>
      <text:p text:style-name="P5"><text:span text:style-name="T2">8<text:tab/><text:tab/><text:tab/></text:span>16<text:tab/><text:tab/><text:span text:style-name="T2">Описатель блока для прошивания (один или несколько)</text:span></text:p>
      <text:p text:style-name="P5">24<text:tab/><text:tab/><text:tab/>16*N<text:tab/><text:span text:style-name="T2"><text:tab/>Еще описатели, если несколько</text:span></text:p>
      <text:p text:style-name="P4"/>
      <text:p text:style-name="P4">---Далее сами блоки для прошивания---</text:p>
      <text:p text:style-name="P5"><text:span text:style-name="T2">24+(16*N)</text:span><text:tab/><text:tab/>N<text:tab/><text:tab/><text:span text:style-name="T2">Сам блок</text:span></text:p>
      <text:p text:style-name="P4"/>
      <text:p text:style-name="P4"/>
      <text:p text:style-name="P4">---16 байтный описатель блока---</text:p>
      <text:p text:style-name="P4"><text:span text:style-name="T1">0<text:tab/><text:tab/><text:tab/></text:span>1<text:tab/><text:tab/>Биты 7-3 — зарезервированы для возможного расширения</text:p>
      <text:p text:style-name="P4"><text:tab/><text:tab/><text:tab/><text:tab/><text:tab/>Биты <text:span text:style-name="T1">2</text:span>-0 — номер страницы прошивания</text:p>
      <text:p text:style-name="P4">2<text:span text:style-name="T1"><text:tab/><text:tab/><text:tab/></text:span>3<text:tab/><text:tab/>Смещение в байтах от начала файла.</text:p>
      <text:p text:style-name="P5"><text:span text:style-name="T2">4</text:span><text:tab/><text:tab/><text:tab/><text:span text:style-name="T2">2<text:tab/><text:tab/>Размер для прошивания в байтах без </text:span>CRC16.</text:p>
      <text:p text:style-name="P4">6<text:span text:style-name="T1"><text:tab/><text:tab/><text:tab/></text:span>2<text:tab/><text:tab/><text:span text:style-name="T1">CRC16 </text:span>этого блока</text:p>
      <text:p text:style-name="P4">8<text:span text:style-name="T1"><text:tab/><text:tab/><text:tab/></text:span>8<text:tab/><text:tab/>Версия прошивки как задумана (6 байтов текста+2 байта даты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27cm" fo:margin-bottom="0.96cm" fo:margin-left="1.027cm" fo:margin-right="0.97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0T12:30:06.43</meta:creation-date>
    <meta:editing-duration>PT00H00M00S</meta:editing-duration>
    <meta:editing-cycles>1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24" meta:word-count="155" meta:character-count="991" meta:non-whitespace-character-count="821"/>
  </office:meta>
</office:document-meta>
</file>